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e30" officeooo:paragraph-rsid="00196e30"/>
    </style:style>
    <style:style style:name="P2" style:family="paragraph" style:parent-style-name="Standard">
      <style:text-properties officeooo:rsid="001a3164" officeooo:paragraph-rsid="001a3164"/>
    </style:style>
    <style:style style:name="P3" style:family="paragraph" style:parent-style-name="Text_20_body">
      <style:text-properties officeooo:rsid="001a3164" officeooo:paragraph-rsid="001a316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 style:list-style-name="L2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style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weight="bold"/>
    </style:style>
    <style:style style:name="P10" style:family="paragraph" style:parent-style-name="Text_20_body" style:list-style-name="L1">
      <style:paragraph-properties fo:margin-top="0cm" fo:margin-bottom="0cm" loext:contextual-spacing="false" fo:text-align="start" style:justify-single-word="false"/>
    </style:style>
    <style:style style:name="P11" style:family="paragraph" style:parent-style-name="Text_20_body" style:list-style-name="L2">
      <style:paragraph-properties fo:margin-top="0cm" fo:margin-bottom="0cm" loext:contextual-spacing="false" fo:text-align="start" style:justify-single-word="false"/>
    </style:style>
    <style:style style:name="P12" style:family="paragraph" style:parent-style-name="Heading_20_2">
      <style:paragraph-properties fo:text-align="start" style:justify-single-word="false"/>
    </style:style>
    <style:style style:name="T1" style:family="text">
      <style:text-properties fo:background-color="#fff200" loext:char-shading-value="0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 this tutorial, we will see how to build your own module for <text:a xlink:type="simple" xlink:href="https://scenaristeur.github.io/solid-vue-panes" office:target-frame-name="_blank" xlink:show="new" text:style-name="Internet_20_link" text:visited-style-name="Visited_20_Internet_20_Link">Popock</text:a> webApp. </text:p>
      <text:p text:style-name="Text_20_body">The source code of the project is on github ( <text:a xlink:type="simple" xlink:href="https://github.com/scenaristeur/solid-vue-panes/" text:style-name="Internet_20_link" text:visited-style-name="Visited_20_Internet_20_Link">https://github.com/scenaristeur/solid-vue-panes/</text:a> ) .</text:p>
      <text:p text:style-name="Text_20_body">Popock is build as a portal with different modules (inbox, chat, databrowser and many more) that uses <text:a xlink:type="simple" xlink:href="https://solidproject.org/" office:target-frame-name="_blank" xlink:show="new" text:style-name="Internet_20_link" text:visited-style-name="Visited_20_Internet_20_Link">Solid LinkedData platform</text:a> as a backend.</text:p>
      <text:p text:style-name="Text_20_body"> You can use <text:a xlink:type="simple" xlink:href="https://scenaristeur.github.io/solid-vue-panes" office:target-frame-name="_blank" xlink:show="new" text:style-name="Internet_20_link" text:visited-style-name="Visited_20_Internet_20_Link">Popock</text:a>  at <text:a xlink:type="simple" xlink:href="https://scenaristeur.github.io/solid-vue-panes" text:style-name="Internet_20_link" text:visited-style-name="Visited_20_Internet_20_Link">https://scenaristeur.github.io/solid-vue-panes</text:a></text:p>
      <text:p text:style-name="Text_20_body"> Popock is one of the first Vuejs app I build, after playing a lot with Lit-Element (ex Polymer) webcomponents.</text:p>
      <text:p text:style-name="Text_20_body">Solid LinkedData platform is a backend i really enjoy as one one the core principe is to allow anyone to store its data anywhere he want... </text:p>
      <text:p text:style-name="Text_20_body">And link this data to other people or organization data without any third party.</text:p>
      <text:p text:style-name="Text_20_body">In this tutorial, we will create a first basic Solid Interaction, but before that lets retrieve Popock source code on your machine and create some basic file to host our module.</text:p>
      <text:p text:style-name="Text_20_body">Then for the module, we will take the example of a simple form that store an <text:span text:style-name="T2">Holacracy Tension</text:span> on a SolidPod. ( Holacracy is a method of management that decentralize the power but it's not the purpose of this tuto. This tutorial is just to show you how to create a VueJs/Solid Module on Popock.</text:p>
      <text:p text:style-name="Text_20_body">To understand what we do here, some html/css/javascript knowledge could be a very good start point, but we will try to make a tutorial as simple as possible, so if you just know how to use commandline to create files &amp; folders on your machine, you should be able to follow what we talk about ;-).</text:p>
      <text:p text:style-name="Text_20_body"> THis tutorial has benn tested on Windows10 &amp; Linux Mint 19.2. If you encounter some issue, or have any question,  please share it <text:a xlink:type="simple" xlink:href="https://forum.solidproject.org/t/new-popock-design-feedback-welcome/3378" office:target-frame-name="_blank" xlink:show="new" text:style-name="Internet_20_link" text:visited-style-name="Visited_20_Internet_20_Link">Solid Forum.</text:a></text:p>
      <text:h text:style-name="P12" text:outline-level="2">Prepare your Developer Environnement </text:h>
      <text:p text:style-name="Text_20_body"> Install if you don't have it already :  </text:p>
      <text:list xml:id="list477150595" text:style-name="L1">
        <text:list-item>
          <text:p text:style-name="P10">nodejs <text:a xlink:type="simple" xlink:href="https://nodejs.org/en/download/" text:style-name="Internet_20_link" text:visited-style-name="Visited_20_Internet_20_Link">https://nodejs.org/en/download/</text:a></text:p>
        </text:list-item>
        <text:list-item>
          <text:p text:style-name="P10">git <text:a xlink:type="simple" xlink:href="https://git-scm.com/downloads" text:style-name="Internet_20_link" text:visited-style-name="Visited_20_Internet_20_Link">https://git-scm.com/downloads</text:a></text:p>
        </text:list-item>
        <text:list-item>
          <text:p text:style-name="P5">vue-cli ( <text:span text:style-name="Source_20_Text">npm install -g @vue/cli ) </text:span><text:a xlink:type="simple" xlink:href="https://cli.vuejs.org/" text:style-name="Internet_20_link" text:visited-style-name="Visited_20_Internet_20_Link"><text:span text:style-name="Source_20_Text">https://cli.vuejs.org/</text:span></text:a></text:p>
        </text:list-item>
      </text:list>
      <text:h text:style-name="P12" text:outline-level="2"> Clone the repository (project source code)</text:h>
      <text:p text:style-name="P4">Open a command line window or a terminal and  use git clone to get project source code  </text:p>
      <text:p text:style-name="P7">git clone https://github.com/scenaristeur/solid-vue-panes.git</text:p>
      <text:p text:style-name="P4">cd to the solid-vue-panes just created folder </text:p>
      <text:p text:style-name="P7">cd solid-vue-panes</text:p>
      <text:p text:style-name="P4">The data structure  of the project should look something like that </text:p>
      <text:p text:style-name="P8"><text:soft-page-break/><draw:a xlink:type="simple" xlink:href="https://1.bp.blogspot.com/-oLvGAuIITB8/X1APAgk7lDI/AAAAAAAAdD8/zbjtN8U9ky8vr7HxdRDdtI3UA75UO2cagCLcBGAsYHQ/s1379/project_structure.png"><draw:frame draw:style-name="fr1" draw:name="Image1" text:anchor-type="as-char" svg:width="4.471cm" svg:height="13.229cm" draw:z-index="0"><draw:image xlink:href="https://1.bp.blogspot.com/-oLvGAuIITB8/X1APAgk7lDI/AAAAAAAAdD8/zbjtN8U9ky8vr7HxdRDdtI3UA75UO2cagCLcBGAsYHQ/w169-h500/project_structure.png" xlink:type="simple" xlink:show="embed" xlink:actuate="onLoad" loext:mime-type=""/></draw:frame></draw:a></text:p>
      <text:p text:style-name="P4">As lot of nodejs projects, the node_modules folder only appears when you type</text:p>
      <text:p text:style-name="P4"> <text:span text:style-name="T3">npm install</text:span></text:p>
      <text:p text:style-name="P4">so please type it to install project dependancies edicted in the package.json... </text:p>
      <text:p text:style-name="P4">Some warning can be shown during dependencies installationbut that should end with something like </text:p>
      <text:p text:style-name="P7">xxx packages installed </text:p>
      <text:p text:style-name="P4">If everyting is ok we can go futhrtmore, but if you encountered any problem or have question, remember to use the forum.</text:p>
      <text:p text:style-name="P4">If everything is 'OK' just start the development server with </text:p>
      <text:p text:style-name="P7">npm run serve</text:p>
      <text:p text:style-name="P4"> </text:p>
      <text:h text:style-name="P12" text:outline-level="2"> Create the Tension-Module files</text:h>
      <text:list xml:id="list3536174085" text:style-name="L2">
        <text:list-item>
          <text:p text:style-name="P11">create  </text:p>
        </text:list-item>
        <text:list-item>
          <text:p text:style-name="P11">view</text:p>
        </text:list-item>
        <text:list-item>
          <text:p text:style-name="P6"/>
        </text:list-item>
      </text:list>
      <text:p text:style-name="P4"><text:soft-page-break/> 1. First, in the <text:span text:style-name="T2">src/components/ folder</text:span>, create a folder named "<text:span text:style-name="T2">tension</text:span>" or anyother name, because at he end of this tutorial, the module should have been created...</text:p>
      <text:p text:style-name="P4">This is where the major part of our module will reside, but to display it we will create a simple view that represent the root of our module. </text:p>
      <text:p text:style-name="P4">In the <text:span text:style-name="T2">src/views/</text:span> folder, please create our <text:span text:style-name="T2">TensionView.vue</text:span> file.</text:p>
      <text:p text:style-name="P4">You can duplicate the content the src/view/ModeleView.vue to get the starting content : </text:p>
      <text:p text:style-name="P9">src/views/TensionView.vue</text:p>
      <text:p text:style-name="P2">A View is some kind of page where we can put many components or modules.</text:p>
      <text:p text:style-name="P1"/>
      <text:p text:style-name="P1">&lt;template&gt;</text:p>
      <text:p text:style-name="P1"><text:s text:c="2"/>&lt;div class="tension-view"&gt;</text:p>
      <text:p text:style-name="P1"><text:s text:c="4"/>&lt;h1&gt;This is the Tension View&lt;/h1&gt;</text:p>
      <text:p text:style-name="P1"><text:s text:c="4"/>&lt;!-- <text:s/>&lt;Component /&gt; --&gt;</text:p>
      <text:p text:style-name="P1"><text:s text:c="2"/>&lt;/div&gt;</text:p>
      <text:p text:style-name="P1">&lt;/template&gt;</text:p>
      <text:p text:style-name="P1"/>
      <text:p text:style-name="P1">&lt;script&gt;</text:p>
      <text:p text:style-name="P1">// @ is an alias to /src</text:p>
      <text:p text:style-name="P1"/>
      <text:p text:style-name="P1">export default {</text:p>
      <text:p text:style-name="P1"><text:s text:c="2"/>name: 'TensionView',</text:p>
      <text:p text:style-name="P1"><text:s text:c="2"/>/* <text:s/>components: {</text:p>
      <text:p text:style-name="P1"><text:s text:c="2"/>'Component': () =&gt; import('@/components/Component'),</text:p>
      <text:p text:style-name="P1">},*/</text:p>
      <text:p text:style-name="P1">created(){</text:p>
      <text:p text:style-name="P1"><text:s text:c="2"/>console.log("TENSION VIEW LOADED")</text:p>
      <text:p text:style-name="P1">}</text:p>
      <text:p text:style-name="P1">}</text:p>
      <text:p text:style-name="P1">&lt;/script&gt;</text:p>
      <text:p text:style-name="P1">&lt;style&gt;</text:p>
      <text:p text:style-name="P1">.tension-view {</text:p>
      <text:p text:style-name="P1"><text:s text:c="2"/>text-align: left;</text:p>
      <text:p text:style-name="P1">}</text:p>
      <text:p text:style-name="P1">&lt;/style&gt;</text:p>
      <text:p text:style-name="P1"/>
      <text:p text:style-name="P1"/>
      <text:p text:style-name="P1"/>
      <text:p text:style-name="P1"/>
      <text:p text:style-name="P1"/>
      <text:p text:style-name="P1"/>
      <text:p text:style-name="P1">Now that we have a first view, let’s create a route so we can access this view. In src/router/index.js create a new entry following the existing ones (don’t forget the coma before ;-) )</text:p>
      <text:p text:style-name="P1"/>
      <text:p text:style-name="P1">,</text:p>
      <text:p text:style-name="P1"><text:s text:c="2"/>{</text:p>
      <text:p text:style-name="P1"><text:s text:c="4"/>path: '/<text:span text:style-name="T1">tension</text:span>',</text:p>
      <text:p text:style-name="P1"><text:s text:c="4"/>name: '<text:span text:style-name="T1">Tension</text:span>',</text:p>
      <text:p text:style-name="P1"><text:s text:c="4"/>// route level code-splitting</text:p>
      <text:p text:style-name="P1"><text:s text:c="4"/>// this generates a separate chunk (about.[hash].js) for this route</text:p>
      <text:p text:style-name="P1"><text:soft-page-break/><text:s text:c="4"/>// which is lazy-loaded when the route is visited.</text:p>
      <text:p text:style-name="P1"><text:s text:c="4"/>component: () =&gt; import(/* webpackChunkName: "<text:span text:style-name="T1">tension</text:span>" */'@/views/<text:span text:style-name="T1">TensionView.</text:span>vue')</text:p>
      <text:p text:style-name="P1"><text:s text:c="2"/>}</text:p>
      <text:p text:style-name="P1"/>
      <text:p text:style-name="P1">- path is the route</text:p>
      <text:p text:style-name="P1">- name is another way to access the route</text:p>
      <text:p text:style-name="P1">- </text:p>
      <text:p text:style-name="P1"/>
      <text:p text:style-name="P1"/>
      <text:p text:style-name="P2">Once is done, the or view can be accessed at <text:a xlink:type="simple" xlink:href="http://localhost:8080/tension" text:style-name="Internet_20_link" text:visited-style-name="Visited_20_Internet_20_Link">http://localhost:8080/tension</text:a> . You should there see a h1 saying « This is the Tension View » and looking at the webconsole, you should find a « TENSION VIEW LOADED » message. </text:p>
      <text:p text:style-name="P2">If all is OK, we can go further.</text:p>
      <text:p text:style-name="P2"/>
      <text:h text:style-name="Heading_20_1" text:outline-level="1">A first Component</text:h>
      <text:p text:style-name="Text_20_body"/>
      <text:p text:style-name="P3">In our TensionView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09:41:06.373319996</meta:creation-date>
    <dc:date>2020-09-04T09:58:36.495116933</dc:date>
    <meta:editing-duration>PT7M1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4" meta:paragraph-count="82" meta:word-count="728" meta:character-count="4458" meta:non-whitespace-character-count="3732"/>
  </office:meta>
</office:document-meta>
</file>